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text-properties style:font-name="DejaVu Sans Mono" fo:font-size="8pt" style:font-size-asian="8pt" style:font-size-complex="8pt"/>
    </style:style>
    <style:style style:name="P3" style:family="paragraph" style:parent-style-name="Standard">
      <style:text-properties style:font-name="DejaVu Sans Mono" fo:font-weight="bold" style:font-weight-asian="bold" style:font-weight-complex="bold"/>
    </style:style>
    <style:style style:name="P4" style:family="paragraph" style:parent-style-name="Standard">
      <style:text-properties style:font-name="DejaVu Sans Mono" fo:font-weight="normal" style:font-weight-asian="normal" style:font-weight-complex="normal"/>
    </style:style>
    <style:style style:name="P5" style:family="paragraph" style:parent-style-name="Standard">
      <style:text-properties style:font-name="DejaVu Sans Mono" fo:font-weight="normal" fo:background-color="#ffff00" style:font-weight-asian="normal" style:font-weight-complex="normal"/>
    </style:style>
    <style:style style:name="P6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DejaVu Sans Mono" fo:font-weight="normal" style:font-weight-asian="normal" style:font-weight-complex="normal"/>
    </style:style>
    <style:style style:name="P7" style:family="paragraph" style:parent-style-name="Standard">
      <style:text-properties style:font-name="DejaVu Sans Mono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sa Space Apps Challenge 2016</text:p>
      <text:p text:style-name="P1"/>
      <text:p text:style-name="P3">Spezification</text:p>
      <text:p text:style-name="P3"/>
      <text:p text:style-name="P4">Ein User hat ein Video aufgenommen und es auf ein Portal hochgeladen. </text:p>
      <text:p text:style-name="P4"/>
      <text:p text:style-name="P4">Das Video ist zwischen 5 und 40 Minuten lang.</text:p>
      <text:p text:style-name="P4"/>
      <text:p text:style-name="P4">1) Er geht auf das Portal „Walk the world“ und klickt den Button „<text:span text:style-name="T3">Make new pin</text:span>“.</text:p>
      <text:p text:style-name="P4"/>
      <text:p text:style-name="P4"/>
      <text:p text:style-name="P6">2) Er findet folgende <text:span text:style-name="T1">Eingabemaske</text:span>:</text:p>
      <text:p text:style-name="P4"/>
      <text:p text:style-name="P4">UPLOAD VIDEO</text:p>
      <text:p text:style-name="P4"/>
      <text:p text:style-name="P4">Video link: ...</text:p>
      <text:p text:style-name="P4">Location: ...</text:p>
      <text:p text:style-name="P4">Coordinates of location (from – to):...</text:p>
      <text:p text:style-name="P4">Date of recording : ...</text:p>
      <text:p text:style-name="P4">Logindaten: <text:span text:style-name="T2">username</text:span></text:p>
      <text:p text:style-name="P4">Passwort:...</text:p>
      <text:p text:style-name="P4"/>
      <text:p text:style-name="P5">submit</text:p>
      <text:p text:style-name="P4">_____________________</text:p>
      <text:p text:style-name="P4">REGISTER: ...</text:p>
      <text:p text:style-name="P4">Name:...</text:p>
      <text:p text:style-name="P4">E-mail-adress:...</text:p>
      <text:p text:style-name="P4">Password:...</text:p>
      <text:p text:style-name="P6"/>
      <text:p text:style-name="P4"/>
      <text:p text:style-name="P4">3) Nachdem er den Submit-Button gepusht hat, erscheint ein Fenster mit der Auswahl:</text:p>
      <text:p text:style-name="P4"/>
      <text:p text:style-name="P4"/>
      <text:p text:style-name="P4">Your video has been pinned</text:p>
      <text:p text:style-name="P4"/>
      <text:p text:style-name="P5">see pin on world map</text:p>
      <text:p text:style-name="P4"/>
      <text:p text:style-name="P5">upload another video</text:p>
      <text:p text:style-name="P4"/>
      <text:p text:style-name="P4"/>
      <text:p text:style-name="P4">4) Entweder er wird auf die Hauptseite zurückgeführt mit seinem</text:p>
      <text:p text:style-name="P4">oder </text:p>
      <text:p text:style-name="P4">er erhält erneut eine Eingabemaske für das Video</text:p>
      <text:p text:style-name="P4"/>
      <text:p text:style-name="P4">5) Unter <text:span text:style-name="T3">my account</text:span> kann er unter <text:span text:style-name="T3">my videos</text:span> seine eigenen Videos löschen oder verschieben.</text:p>
      <text:p text:style-name="P4"/>
      <text:p text:style-name="P4">6) Mit dem <text:span text:style-name="T3">Logout</text:span>-Button kann er sich wieder ausloggen.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3T10:26:27</meta:creation-date>
    <dc:date>2016-04-24T11:14:15</dc:date>
    <meta:editing-duration>PT15H56M47S</meta:editing-duration>
    <meta:editing-cycles>10</meta:editing-cycles>
    <meta:generator>OpenOffice/4.1.2$Unix OpenOffice.org_project/412m3$Build-9782</meta:generator>
    <meta:document-statistic meta:table-count="0" meta:image-count="0" meta:object-count="0" meta:page-count="2" meta:paragraph-count="28" meta:word-count="145" meta:character-count="894"/>
  </office:meta>
</office:document-meta>
</file>